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0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1-01" calcext:value-type="date">
            <text:p>11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10/01-10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10/01-10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0-19T17:32:33.246255477</dc:date>
    <meta:editing-duration>PT2H50M19S</meta:editing-duration>
    <meta:editing-cycles>58</meta:editing-cycles>
    <meta:generator>LibreOffice/7.4.7.2$Linux_AARCH64 LibreOffice_project/40$Build-2</meta:generator>
    <meta:document-statistic meta:table-count="1" meta:cell-count="36" meta:object-count="1"/>
  </office:meta>
</office:document-meta>
</file>